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6pt" officeooo:rsid="0025933d" officeooo:paragraph-rsid="0025933d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patch هم یک props است . خوب این یعنی چه:<text:line-break/><text:line-break/>وقتیکه ما کامپوننت ری اکت را به store ریداکس متصل می کنیم باعث می شود <text:s/>داده های درون ان <text:s/>store به عنوان props های ان کامپوننت در دسترس باشند . بدهیست منظور من تمام داده های درون <text:s/>store نیست بلکه فقط انها که connect کرده ایم . به این داده ها از <text:s/>این طریق دسترسی داریم:<text:line-break/><text:line-break/>this.porps.name</text:p>
      <text:p text:style-name="P1">به dispatch هم به این طریق دسترسی داریم:<text:line-break/><text:line-break/>this.props.dispatch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55:14.800070064</meta:creation-date>
    <dc:date>2017-10-26T10:55:34.136248270</dc:date>
    <meta:editing-duration>PT5H20M1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76" meta:character-count="390" meta:non-whitespace-character-count="309"/>
  </office:meta>
</office:document-meta>
</file>